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0.7854in"/>
    </style:style>
    <style:style style:name="co3" style:family="table-column">
      <style:table-column-properties fo:break-before="auto" style:column-width="1.4398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9362in"/>
    </style:style>
    <style:style style:name="co8" style:family="table-column">
      <style:table-column-properties fo:break-before="auto" style:column-width="1.032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</style:style>
    <style:style style:name="ce3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RF02_summary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tartTime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Duration_s</text:p>
          </table:table-cell>
          <table:table-cell office:value-type="string" calcext:value-type="string">
            <text:p>AverageLWC_g_m3</text:p>
          </table:table-cell>
          <table:table-cell office:value-type="string" calcext:value-type="string">
            <text:p>Average_meanDiam</text:p>
          </table:table-cell>
          <table:table-cell office:value-type="string" calcext:value-type="string">
            <text:p>AverageLat</text:p>
          </table:table-cell>
          <table:table-cell office:value-type="string" calcext:value-type="string">
            <text:p>AverageLon</text:p>
          </table:table-cell>
          <table:table-cell office:value-type="string" calcext:value-type="string">
            <text:p>AverageAlt</text:p>
          </table:table-cell>
          <table:table-cell office:value-type="string" calcext:value-type="string">
            <text:p>AverageTemp</text:p>
          </table:table-cell>
          <table:table-cell office:value-type="string" calcext:value-type="string">
            <text:p>MaxUpdraft</text:p>
          </table:table-cell>
          <table:table-cell office:value-type="string" calcext:value-type="string">
            <text:p>MeanUpdraft</text:p>
          </table:table-cell>
          <table:table-cell office:value-type="string" calcext:value-type="string">
            <text:p>AbsoluteHumidity</text:p>
          </table:table-cell>
          <table:table-cell office:value-type="string" calcext:value-type="string">
            <text:p>MixingRatio</text:p>
          </table:table-cell>
          <table:table-cell office:value-type="string" calcext:value-type="string">
            <text:p>StaticPres_hPa</text:p>
          </table:table-cell>
          <table:table-cell office:value-type="string" calcext:value-type="string">
            <text:p>InCloud_Flag</text:p>
          </table:table-cell>
          <table:table-cell office:value-type="string" calcext:value-type="string">
            <text:p>HoloData_Flag</text:p>
          </table:table-cell>
          <table:table-cell/>
        </table:table-row>
        <table:table-row table:style-name="ro1">
          <table:table-cell office:value-type="string" calcext:value-type="string">
            <text:p>01-Jun-2021 18:37:29</text:p>
          </table:table-cell>
          <table:table-cell office:value-type="string" calcext:value-type="string">
            <text:p>01-Jun-2021 18:37:32</text:p>
          </table:table-cell>
          <table:table-cell office:value-type="float" office:value="4" calcext:value-type="float">
            <text:p>4</text:p>
          </table:table-cell>
          <table:table-cell office:value-type="float" office:value="0.464577421545982" calcext:value-type="float">
            <text:p>0.464577421545982</text:p>
          </table:table-cell>
          <table:table-cell office:value-type="float" office:value="8.59765696525574" calcext:value-type="float">
            <text:p>8.59765696525574</text:p>
          </table:table-cell>
          <table:table-cell office:value-type="float" office:value="38.604474067688" calcext:value-type="float">
            <text:p>38.604474067688</text:p>
          </table:table-cell>
          <table:table-cell office:value-type="float" office:value="-102.033388137817" calcext:value-type="float">
            <text:p>-102.033388137817</text:p>
          </table:table-cell>
          <table:table-cell office:value-type="float" office:value="2442.58392333984" calcext:value-type="float">
            <text:p>2442.58392333984</text:p>
          </table:table-cell>
          <table:table-cell office:value-type="float" office:value="6.82627141475677" calcext:value-type="float">
            <text:p>6.82627141475677</text:p>
          </table:table-cell>
          <table:table-cell office:value-type="float" office:value="4.4400897026062" calcext:value-type="float">
            <text:p>4.4400897026062</text:p>
          </table:table-cell>
          <table:table-cell office:value-type="float" office:value="4.09458994865417" calcext:value-type="float">
            <text:p>4.09458994865417</text:p>
          </table:table-cell>
          <table:table-cell office:value-type="float" office:value="7.47774374485016" calcext:value-type="float">
            <text:p>7.47774374485016</text:p>
          </table:table-cell>
          <table:table-cell office:value-type="float" office:value="7.97832417488098" calcext:value-type="float">
            <text:p>7.97832417488098</text:p>
          </table:table-cell>
          <table:table-cell office:value-type="float" office:value="762.950958251953" calcext:value-type="float">
            <text:p>762.950958251953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01-Jun-2021 18:47:04</text:p>
          </table:table-cell>
          <table:table-cell office:value-type="string" calcext:value-type="string">
            <text:p>01-Jun-2021 18:47:10</text:p>
          </table:table-cell>
          <table:table-cell office:value-type="float" office:value="7" calcext:value-type="float">
            <text:p>7</text:p>
          </table:table-cell>
          <table:table-cell office:value-type="float" office:value="1.20666053837964" calcext:value-type="float">
            <text:p>1.20666053837964</text:p>
          </table:table-cell>
          <table:table-cell office:value-type="float" office:value="10.6078220094953" calcext:value-type="float">
            <text:p>10.6078220094953</text:p>
          </table:table-cell>
          <table:table-cell office:value-type="float" office:value="38.6138349260603" calcext:value-type="float">
            <text:p>38.6138349260603</text:p>
          </table:table-cell>
          <table:table-cell office:value-type="float" office:value="-102.037881033761" calcext:value-type="float">
            <text:p>-102.037881033761</text:p>
          </table:table-cell>
          <table:table-cell office:value-type="float" office:value="3271.91667829241" calcext:value-type="float">
            <text:p>3271.91667829241</text:p>
          </table:table-cell>
          <table:table-cell office:value-type="float" office:value="1.71828089441572" calcext:value-type="float">
            <text:p>1.71828089441572</text:p>
          </table:table-cell>
          <table:table-cell office:value-type="float" office:value="7.20405197143555" calcext:value-type="float">
            <text:p>7.20405197143555</text:p>
          </table:table-cell>
          <table:table-cell office:value-type="float" office:value="5.64019986561367" calcext:value-type="float">
            <text:p>5.64019986561367</text:p>
          </table:table-cell>
          <table:table-cell office:value-type="float" office:value="4.44638735907418" calcext:value-type="float">
            <text:p>4.44638735907418</text:p>
          </table:table-cell>
          <table:table-cell office:value-type="float" office:value="5.13608687264579" calcext:value-type="float">
            <text:p>5.13608687264579</text:p>
          </table:table-cell>
          <table:table-cell office:value-type="float" office:value="689.020045689174" calcext:value-type="float">
            <text:p>689.020045689174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01-Jun-2021 18:48:23</text:p>
          </table:table-cell>
          <table:table-cell office:value-type="string" calcext:value-type="string">
            <text:p>01-Jun-2021 18:48:27</text:p>
          </table:table-cell>
          <table:table-cell office:value-type="float" office:value="5" calcext:value-type="float">
            <text:p>5</text:p>
          </table:table-cell>
          <table:table-cell office:value-type="float" office:value="1.5214254617691" calcext:value-type="float">
            <text:p>1.5214254617691</text:p>
          </table:table-cell>
          <table:table-cell office:value-type="float" office:value="10.810831451416" calcext:value-type="float">
            <text:p>10.810831451416</text:p>
          </table:table-cell>
          <table:table-cell office:value-type="float" office:value="38.6186813354492" calcext:value-type="float">
            <text:p>38.6186813354492</text:p>
          </table:table-cell>
          <table:table-cell office:value-type="float" office:value="-101.907432556152" calcext:value-type="float">
            <text:p>-101.907432556152</text:p>
          </table:table-cell>
          <table:table-cell office:value-type="float" office:value="3426.40146484375" calcext:value-type="float">
            <text:p>3426.40146484375</text:p>
          </table:table-cell>
          <table:table-cell office:value-type="float" office:value="0.55640355348587" calcext:value-type="float">
            <text:p>0.55640355348587</text:p>
          </table:table-cell>
          <table:table-cell office:value-type="float" office:value="5.87109470367432" calcext:value-type="float">
            <text:p>5.87109470367432</text:p>
          </table:table-cell>
          <table:table-cell office:value-type="float" office:value="5.11825246810913" calcext:value-type="float">
            <text:p>5.11825246810913</text:p>
          </table:table-cell>
          <table:table-cell office:value-type="float" office:value="4.97651081085205" calcext:value-type="float">
            <text:p>4.97651081085205</text:p>
          </table:table-cell>
          <table:table-cell office:value-type="float" office:value="5.83848295211792" calcext:value-type="float">
            <text:p>5.83848295211792</text:p>
          </table:table-cell>
          <table:table-cell office:value-type="float" office:value="676.08759765625" calcext:value-type="float">
            <text:p>676.08759765625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01-Jun-2021 18:53:40</text:p>
          </table:table-cell>
          <table:table-cell office:value-type="string" calcext:value-type="string">
            <text:p>01-Jun-2021 18:53:42</text:p>
          </table:table-cell>
          <table:table-cell office:value-type="float" office:value="3" calcext:value-type="float">
            <text:p>3</text:p>
          </table:table-cell>
          <table:table-cell office:value-type="float" office:value="1.69333632787069" calcext:value-type="float">
            <text:p>1.69333632787069</text:p>
          </table:table-cell>
          <table:table-cell office:value-type="float" office:value="11.6274741490682" calcext:value-type="float">
            <text:p>11.6274741490682</text:p>
          </table:table-cell>
          <table:table-cell office:value-type="float" office:value="38.6472549438477" calcext:value-type="float">
            <text:p>38.6472549438477</text:p>
          </table:table-cell>
          <table:table-cell office:value-type="float" office:value="-101.97248840332" calcext:value-type="float">
            <text:p>-101.97248840332</text:p>
          </table:table-cell>
          <table:table-cell office:value-type="float" office:value="4035.7529296875" calcext:value-type="float">
            <text:p>4035.7529296875</text:p>
          </table:table-cell>
          <table:table-cell office:value-type="float" office:value="-2.92799019813538" calcext:value-type="float">
            <text:p>-2.92799019813538</text:p>
          </table:table-cell>
          <table:table-cell office:value-type="float" office:value="7.0975546836853" calcext:value-type="float">
            <text:p>7.0975546836853</text:p>
          </table:table-cell>
          <table:table-cell office:value-type="float" office:value="6.36506271362305" calcext:value-type="float">
            <text:p>6.36506271362305</text:p>
          </table:table-cell>
          <table:table-cell office:value-type="float" office:value="1.83982670307159" calcext:value-type="float">
            <text:p>1.83982670307159</text:p>
          </table:table-cell>
          <table:table-cell office:value-type="float" office:value="2.28718344370524" calcext:value-type="float">
            <text:p>2.28718344370524</text:p>
          </table:table-cell>
          <table:table-cell office:value-type="float" office:value="626.326314290365" calcext:value-type="float">
            <text:p>626.326314290365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01-Jun-2021 18:58:25</text:p>
          </table:table-cell>
          <table:table-cell office:value-type="string" calcext:value-type="string">
            <text:p>01-Jun-2021 18:58:27</text:p>
          </table:table-cell>
          <table:table-cell office:value-type="float" office:value="3" calcext:value-type="float">
            <text:p>3</text:p>
          </table:table-cell>
          <table:table-cell office:value-type="float" office:value="1.96517980098724" calcext:value-type="float">
            <text:p>1.96517980098724</text:p>
          </table:table-cell>
          <table:table-cell office:value-type="float" office:value="11.9341360727946" calcext:value-type="float">
            <text:p>11.9341360727946</text:p>
          </table:table-cell>
          <table:table-cell office:value-type="float" office:value="38.6661376953125" calcext:value-type="float">
            <text:p>38.6661376953125</text:p>
          </table:table-cell>
          <table:table-cell office:value-type="float" office:value="-101.963694254557" calcext:value-type="float">
            <text:p>-101.963694254557</text:p>
          </table:table-cell>
          <table:table-cell office:value-type="float" office:value="4375.73063151042" calcext:value-type="float">
            <text:p>4375.73063151042</text:p>
          </table:table-cell>
          <table:table-cell office:value-type="float" office:value="-5.88446235656738" calcext:value-type="float">
            <text:p>-5.88446235656738</text:p>
          </table:table-cell>
          <table:table-cell office:value-type="float" office:value="4.38912582397461" calcext:value-type="float">
            <text:p>4.38912582397461</text:p>
          </table:table-cell>
          <table:table-cell office:value-type="float" office:value="3.71544472376506" calcext:value-type="float">
            <text:p>3.71544472376506</text:p>
          </table:table-cell>
          <table:table-cell office:value-type="float" office:value="1.54740520318349" calcext:value-type="float">
            <text:p>1.54740520318349</text:p>
          </table:table-cell>
          <table:table-cell office:value-type="float" office:value="1.98588299751282" calcext:value-type="float">
            <text:p>1.98588299751282</text:p>
          </table:table-cell>
          <table:table-cell office:value-type="float" office:value="599.774678548177" calcext:value-type="float">
            <text:p>599.774678548177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01-Jun-2021 19:10:16</text:p>
          </table:table-cell>
          <table:table-cell office:value-type="string" calcext:value-type="string">
            <text:p>01-Jun-2021 19:10:19</text:p>
          </table:table-cell>
          <table:table-cell office:value-type="float" office:value="4" calcext:value-type="float">
            <text:p>4</text:p>
          </table:table-cell>
          <table:table-cell office:value-type="float" office:value="0.922732874751091" calcext:value-type="float">
            <text:p>0.922732874751091</text:p>
          </table:table-cell>
          <table:table-cell office:value-type="float" office:value="10.0690054893494" calcext:value-type="float">
            <text:p>10.0690054893494</text:p>
          </table:table-cell>
          <table:table-cell office:value-type="float" office:value="38.77565574646" calcext:value-type="float">
            <text:p>38.77565574646</text:p>
          </table:table-cell>
          <table:table-cell office:value-type="float" office:value="-102.024574279785" calcext:value-type="float">
            <text:p>-102.024574279785</text:p>
          </table:table-cell>
          <table:table-cell office:value-type="float" office:value="2892.71527099609" calcext:value-type="float">
            <text:p>2892.71527099609</text:p>
          </table:table-cell>
          <table:table-cell office:value-type="float" office:value="4.09743589162827" calcext:value-type="float">
            <text:p>4.09743589162827</text:p>
          </table:table-cell>
          <table:table-cell office:value-type="float" office:value="6.08590507507324" calcext:value-type="float">
            <text:p>6.08590507507324</text:p>
          </table:table-cell>
          <table:table-cell office:value-type="float" office:value="5.48402190208435" calcext:value-type="float">
            <text:p>5.48402190208435</text:p>
          </table:table-cell>
          <table:table-cell office:value-type="float" office:value="4.9837988615036" calcext:value-type="float">
            <text:p>4.9837988615036</text:p>
          </table:table-cell>
          <table:table-cell office:value-type="float" office:value="5.5379992723465" calcext:value-type="float">
            <text:p>5.5379992723465</text:p>
          </table:table-cell>
          <table:table-cell office:value-type="float" office:value="722.599884033203" calcext:value-type="float">
            <text:p>722.599884033203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01-Jun-2021 19:35:24</text:p>
          </table:table-cell>
          <table:table-cell office:value-type="string" calcext:value-type="string">
            <text:p>01-Jun-2021 19:35:26</text:p>
          </table:table-cell>
          <table:table-cell office:value-type="float" office:value="3" calcext:value-type="float">
            <text:p>3</text:p>
          </table:table-cell>
          <table:table-cell office:value-type="float" office:value="1.17362308502197" calcext:value-type="float">
            <text:p>1.17362308502197</text:p>
          </table:table-cell>
          <table:table-cell office:value-type="float" office:value="13.551703453064" calcext:value-type="float">
            <text:p>13.551703453064</text:p>
          </table:table-cell>
          <table:table-cell office:value-type="float" office:value="38.552183787028" calcext:value-type="float">
            <text:p>38.552183787028</text:p>
          </table:table-cell>
          <table:table-cell office:value-type="float" office:value="-102.093584696452" calcext:value-type="float">
            <text:p>-102.093584696452</text:p>
          </table:table-cell>
          <table:table-cell office:value-type="float" office:value="5302.51188151042" calcext:value-type="float">
            <text:p>5302.51188151042</text:p>
          </table:table-cell>
          <table:table-cell office:value-type="float" office:value="-12.2354412078857" calcext:value-type="float">
            <text:p>-12.2354412078857</text:p>
          </table:table-cell>
          <table:table-cell office:value-type="float" office:value="4.19932222366333" calcext:value-type="float">
            <text:p>4.19932222366333</text:p>
          </table:table-cell>
          <table:table-cell office:value-type="float" office:value="3.87331541379293" calcext:value-type="float">
            <text:p>3.87331541379293</text:p>
          </table:table-cell>
          <table:table-cell office:value-type="float" office:value="0.109790292878946" calcext:value-type="float">
            <text:p>0.109790292878946</text:p>
          </table:table-cell>
          <table:table-cell office:value-type="float" office:value="0.154331182440122" calcext:value-type="float">
            <text:p>0.154331182440122</text:p>
          </table:table-cell>
          <table:table-cell office:value-type="float" office:value="532.958557128906" calcext:value-type="float">
            <text:p>532.958557128906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office:value-type="string" calcext:value-type="string">
            <text:p>No holodec data recorded</text:p>
          </table:table-cell>
        </table:table-row>
        <table:table-row table:style-name="ro1">
          <table:table-cell table:style-name="ce1" office:value-type="string" calcext:value-type="string">
            <text:p>01-Jun-2021 21:04:39</text:p>
          </table:table-cell>
          <table:table-cell table:style-name="ce1" office:value-type="string" calcext:value-type="string">
            <text:p>01-Jun-2021 21:04:4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170849969921013" calcext:value-type="float">
            <text:p>0.01708499699210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0.0773315429688" calcext:value-type="float">
            <text:p>40.0773315429688</text:p>
          </table:table-cell>
          <table:table-cell table:style-name="ce1" office:value-type="float" office:value="-104.194669087728" calcext:value-type="float">
            <text:p>-104.194669087728</text:p>
          </table:table-cell>
          <table:table-cell table:style-name="ce1" office:value-type="float" office:value="2759.46651204427" calcext:value-type="float">
            <text:p>2759.46651204427</text:p>
          </table:table-cell>
          <table:table-cell table:style-name="ce1" office:value-type="float" office:value="7.81493330001831" calcext:value-type="float">
            <text:p>7.81493330001831</text:p>
          </table:table-cell>
          <table:table-cell table:style-name="ce1" office:value-type="float" office:value="5.77673387527466" calcext:value-type="float">
            <text:p>5.77673387527466</text:p>
          </table:table-cell>
          <table:table-cell table:style-name="ce1" office:value-type="float" office:value="3.70348306496938" calcext:value-type="float">
            <text:p>3.70348306496938</text:p>
          </table:table-cell>
          <table:table-cell table:style-name="ce1" office:value-type="float" office:value="2.31000149250031" calcext:value-type="float">
            <text:p>2.31000149250031</text:p>
          </table:table-cell>
          <table:table-cell table:style-name="ce1" office:value-type="float" office:value="2.55103143056234" calcext:value-type="float">
            <text:p>2.55103143056234</text:p>
          </table:table-cell>
          <table:table-cell table:style-name="ce1" office:value-type="float" office:value="733.328348795573" calcext:value-type="float">
            <text:p>733.328348795573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ferry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All same cloud region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loud base 1900 m</text:p>
          </table:table-cell>
          <table:table-cell table:number-columns-repeated="3"/>
          <table:table-cell table:formula="of:=MIN([.F2:.F8])" office:value-type="float" office:value="38.552183787028" calcext:value-type="float">
            <text:p>38.552183787028</text:p>
          </table:table-cell>
          <table:table-cell table:formula="of:=MIN([.G2:.G8])" office:value-type="float" office:value="-102.093584696452" calcext:value-type="float">
            <text:p>-102.093584696452</text:p>
          </table:table-cell>
          <table:table-cell table:number-columns-repeated="10"/>
        </table:table-row>
        <table:table-row table:style-name="ro1">
          <table:table-cell table:number-columns-repeated="5"/>
          <table:table-cell table:formula="of:=MAX([.F2:.F8])" office:value-type="float" office:value="38.77565574646" calcext:value-type="float">
            <text:p>38.77565574646</text:p>
          </table:table-cell>
          <table:table-cell table:formula="of:=MAX([.G2:.G8])" office:value-type="float" office:value="-101.907432556152" calcext:value-type="float">
            <text:p>-101.90743255615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4T13:46:31.140106290</dc:date>
    <meta:editing-duration>P5DT4H37M30S</meta:editing-duration>
    <meta:editing-cycles>2</meta:editing-cycles>
    <meta:generator>LibreOffice/7.3.7.2$Linux_X86_64 LibreOffice_project/30$Build-2</meta:generator>
    <meta:document-statistic meta:table-count="1" meta:cell-count="152" meta:object-count="0"/>
  </office:meta>
</office:document-meta>
</file>